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bjet : Demande d'information</text:p>
      <text:p text:style-name="Standard"/>
      <text:p text:style-name="Standard">Bonjour {nom},</text:p>
      <text:p text:style-name="Standard"/>
      <text:p text:style-name="Standard">Nous vous remercions de l'intérêt que vous portez à nos services.</text:p>
      <text:p text:style-name="Standard"/>
      <text:p text:style-name="Standard">Nous souhaitons vous informer que votre adresse enregistrée est : </text:p>
      <text:p text:style-name="Standard">{adresse}</text:p>
      <text:p text:style-name="Standard"/>
      <text:p text:style-name="Standard">Pour toute question, n'hésitez pas à nous contacter à l'adresse suivante : {email}</text:p>
      <text:p text:style-name="Standard"/>
      <text:p text:style-name="Standard">Cordialement,</text:p>
      <text:p text:style-name="Standard"/>
      <text:p text:style-name="Standard">L'équipe de Mon Applic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0:32:06.805343920</meta:creation-date>
    <dc:date>2025-02-01T10:32:49.497612147</dc:date>
    <meta:editing-duration>PT43S</meta:editing-duration>
    <meta:editing-cycles>1</meta:editing-cycles>
    <meta:document-statistic meta:table-count="0" meta:image-count="0" meta:object-count="0" meta:page-count="1" meta:paragraph-count="8" meta:word-count="46" meta:character-count="305" meta:non-whitespace-character-count="266"/>
    <meta:generator>LibreOffice/7.3.7.2$Linux_X86_64 LibreOffice_project/30$Build-2</meta:generator>
  </office:meta>
</office:document-meta>
</file>